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95mm"/>
    </style:style>
    <style:style style:name="co3" style:family="table-column">
      <style:table-column-properties fo:break-before="auto" style:column-width="22.9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Häuser</text:p>
          </table:table-cell>
          <table:table-cell office:value-type="string" calcext:value-type="string">
            <text:p>Arbeiter</text:p>
          </table:table-cell>
          <table:table-cell office:value-type="string" calcext:value-type="string">
            <text:p>Ges</text:p>
          </table:table-cell>
          <table:table-cell office:value-type="string" calcext:value-type="string">
            <text:p>verbr</text:p>
          </table:table-cell>
          <table:table-cell office:value-type="string" calcext:value-type="string">
            <text:p>verbr2</text:p>
          </table:table-cell>
          <table:table-cell office:value-type="string" calcext:value-type="string">
            <text:p>verbr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Kosten je Einheit</text:p>
          </table:table-cell>
          <table:table-cell/>
          <table:table-cell office:value-type="string" calcext:value-type="string">
            <text:p>Prod je Arbeiter</text:p>
          </table:table-cell>
          <table:table-cell office:value-type="string" calcext:value-type="string">
            <text:p>Kostenje Arbeiter</text:p>
          </table:table-cell>
          <table:table-cell office:value-type="string" calcext:value-type="string">
            <text:p>25 Arbeiter je Haus</text:p>
          </table:table-cell>
        </table:table-row>
        <table:table-row table:style-name="ro1">
          <table:table-cell office:value-type="string" calcext:value-type="string">
            <text:p>Salz</text:p>
          </table:table-cell>
          <table:table-cell office:value-type="float" office:value="145" calcext:value-type="float">
            <text:p>145</text:p>
          </table:table-cell>
          <table:table-cell office:value-type="float" office:value="2599" calcext:value-type="float">
            <text:p>2599</text:p>
          </table:table-cell>
          <table:table-cell office:value-type="float" office:value="3625" calcext:value-type="float">
            <text:p>3625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15" calcext:value-type="float">
            <text:p>415</text:p>
          </table:table-cell>
          <table:table-cell office:value-type="float" office:value="19219" calcext:value-type="float">
            <text:p>19219</text:p>
          </table:table-cell>
          <table:table-cell office:value-type="string" calcext:value-type="string">
            <text:p>0,25xHolz</text:p>
          </table:table-cell>
          <table:table-cell table:formula="of:=[.L2]*25" office:value-type="float" office:value="3.99191996921893" calcext:value-type="float">
            <text:p>3,99191996921893</text:p>
          </table:table-cell>
          <table:table-cell table:formula="of:=[.H2]/[.C2]" office:value-type="float" office:value="0.159676798768757" calcext:value-type="float">
            <text:p>0,159676798768757</text:p>
          </table:table-cell>
          <table:table-cell table:formula="of:=[.C2]/[.I2]" office:value-type="float" office:value="0.13523076122587" calcext:value-type="float">
            <text:p>0,13523076122587</text:p>
          </table:table-cell>
          <table:table-cell office:value-type="string" calcext:value-type="string">
            <text:p>0.14 Kosten je Arbeiter je Tag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38" calcext:value-type="float">
            <text:p>338</text:p>
          </table:table-cell>
          <table:table-cell office:value-type="float" office:value="825" calcext:value-type="float">
            <text:p>825</text:p>
          </table:table-cell>
          <table:table-cell office:value-type="float" office:value="13.5" calcext:value-type="float">
            <text:p>13,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2853" calcext:value-type="float">
            <text:p>2853</text:p>
          </table:table-cell>
          <table:table-cell/>
          <table:table-cell table:formula="of:=[.L3]*25" office:value-type="float" office:value="0" calcext:value-type="float">
            <text:p>0</text:p>
          </table:table-cell>
          <table:table-cell/>
          <table:table-cell table:formula="of:=[.C3]/[.I3]" office:value-type="float" office:value="0.118471784086926" calcext:value-type="float">
            <text:p>0,1184717840869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30" calcext:value-type="float">
            <text:p>1830</text:p>
          </table:table-cell>
          <table:table-cell table:number-columns-repeated="5"/>
          <table:table-cell office:value-type="float" office:value="14030" calcext:value-type="float">
            <text:p>14030</text:p>
          </table:table-cell>
          <table:table-cell/>
          <table:table-cell table:formula="of:=[.L4]*25" office:value-type="float" office:value="0" calcext:value-type="float">
            <text:p>0</text:p>
          </table:table-cell>
          <table:table-cell/>
          <table:table-cell table:formula="of:=[.C4]/[.I4]" office:value-type="float" office:value="0.130434782608696" calcext:value-type="float">
            <text:p>0,130434782608696</text:p>
          </table:table-cell>
          <table:table-cell table:style-name="ce1"/>
        </table:table-row>
        <table:table-row table:style-name="ro1">
          <table:table-cell table:number-columns-repeated="10"/>
          <table:table-cell table:formula="of:=[.L5]*2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r</text:p>
          </table:table-cell>
          <table:table-cell office:value-type="float" office:value="50" calcext:value-type="float">
            <text:p>50</text:p>
          </table:table-cell>
          <table:table-cell office:value-type="float" office:value="1006" calcext:value-type="float">
            <text:p>1006</text:p>
          </table:table-cell>
          <table:table-cell office:value-type="float" office:value="1250" calcext:value-type="float">
            <text:p>1250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float" office:value="7286" calcext:value-type="float">
            <text:p>7286</text:p>
          </table:table-cell>
          <table:table-cell/>
          <table:table-cell table:formula="of:=[.L6]*25" office:value-type="float" office:value="6.2375745526839" calcext:value-type="float">
            <text:p>6,2375745526839</text:p>
          </table:table-cell>
          <table:table-cell table:formula="of:=[.H6]/[.C6]" office:value-type="float" office:value="0.249502982107356" calcext:value-type="float">
            <text:p>0,249502982107356</text:p>
          </table:table-cell>
          <table:table-cell table:formula="of:=[.C6]/[.I6]" office:value-type="float" office:value="0.138073016744441" calcext:value-type="float">
            <text:p>0,138073016744441</text:p>
          </table:table-cell>
          <table:table-cell/>
        </table:table-row>
        <table:table-row table:style-name="ro1">
          <table:table-cell table:number-columns-repeated="10"/>
          <table:table-cell table:formula="of:=[.L7]*2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L8]*2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f</text:p>
          </table:table-cell>
          <table:table-cell/>
          <table:table-cell office:value-type="float" office:value="548" calcext:value-type="float">
            <text:p>548</text:p>
          </table:table-cell>
          <table:table-cell table:number-columns-repeated="4"/>
          <table:table-cell office:value-type="float" office:value="131" calcext:value-type="float">
            <text:p>131</text:p>
          </table:table-cell>
          <table:table-cell office:value-type="float" office:value="3930" calcext:value-type="float">
            <text:p>3930</text:p>
          </table:table-cell>
          <table:table-cell/>
          <table:table-cell table:formula="of:=[.L9]*25" office:value-type="float" office:value="5.97627737226277" calcext:value-type="float">
            <text:p>5,97627737226277</text:p>
          </table:table-cell>
          <table:table-cell table:formula="of:=[.H9]/[.C9]" office:value-type="float" office:value="0.239051094890511" calcext:value-type="float">
            <text:p>0,239051094890511</text:p>
          </table:table-cell>
          <table:table-cell table:formula="of:=[.C9]/[.I9]" office:value-type="float" office:value="0.139440203562341" calcext:value-type="float">
            <text:p>0,139440203562341</text:p>
          </table:table-cell>
          <table:table-cell/>
        </table:table-row>
        <table:table-row table:style-name="ro1">
          <table:table-cell table:number-columns-repeated="10"/>
          <table:table-cell table:formula="of:=[.L10]*2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kzeug</text:p>
          </table:table-cell>
          <table:table-cell/>
          <table:table-cell office:value-type="float" office:value="985" calcext:value-type="float">
            <text:p>98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480" calcext:value-type="float">
            <text:p>7480</text:p>
          </table:table-cell>
          <table:table-cell office:value-type="string" calcext:value-type="string">
            <text:p>0,5 Holz+1 Eisen</text:p>
          </table:table-cell>
          <table:table-cell table:formula="of:=[.L11]*25" office:value-type="float" office:value="1.97969543147208" calcext:value-type="float">
            <text:p>1,97969543147208</text:p>
          </table:table-cell>
          <table:table-cell table:formula="of:=[.H11]/[.C11]" office:value-type="float" office:value="0.0791878172588832" calcext:value-type="float">
            <text:p>0,079187817258883</text:p>
          </table:table-cell>
          <table:table-cell table:formula="of:=[.C11]/[.I11]" office:value-type="float" office:value="0.13168449197861" calcext:value-type="float">
            <text:p>0,13168449197861</text:p>
          </table:table-cell>
          <table:table-cell/>
        </table:table-row>
        <table:table-row table:style-name="ro1">
          <table:table-cell table:number-columns-repeated="10"/>
          <table:table-cell table:formula="of:=[.L12]*2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er</text:p>
          </table:table-cell>
          <table:table-cell/>
          <table:table-cell office:value-type="float" office:value="2438" calcext:value-type="float">
            <text:p>2438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92" calcext:value-type="float">
            <text:p>292</text:p>
          </table:table-cell>
          <table:table-cell office:value-type="float" office:value="17353" calcext:value-type="float">
            <text:p>17353</text:p>
          </table:table-cell>
          <table:table-cell office:value-type="string" calcext:value-type="string">
            <text:p>0,25 Mehl</text:p>
          </table:table-cell>
          <table:table-cell table:formula="of:=[.L13]*25" office:value-type="float" office:value="2.99425758818704" calcext:value-type="float">
            <text:p>2,99425758818704</text:p>
          </table:table-cell>
          <table:table-cell table:formula="of:=[.H13]/[.C13]" office:value-type="float" office:value="0.119770303527482" calcext:value-type="float">
            <text:p>0,119770303527482</text:p>
          </table:table-cell>
          <table:table-cell table:formula="of:=[.C13]/[.I13]" office:value-type="float" office:value="0.140494439001902" calcext:value-type="float">
            <text:p>0,1404944390019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5" calcext:value-type="float">
            <text:p>375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2625" calcext:value-type="float">
            <text:p>2625</text:p>
          </table:table-cell>
          <table:table-cell/>
          <table:table-cell table:formula="of:=[.L14]*25" office:value-type="float" office:value="3" calcext:value-type="float">
            <text:p>3</text:p>
          </table:table-cell>
          <table:table-cell table:formula="of:=[.H14]/[.C14]" office:value-type="float" office:value="0.12" calcext:value-type="float">
            <text:p>0,12</text:p>
          </table:table-cell>
          <table:table-cell table:formula="of:=[.C14]/[.I14]" office:value-type="float" office:value="0.142857142857143" calcext:value-type="float">
            <text:p>0,142857142857143</text:p>
          </table:table-cell>
          <table:table-cell/>
        </table:table-row>
        <table:table-row table:style-name="ro1">
          <table:table-cell office:value-type="string" calcext:value-type="string">
            <text:p>Ton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[.L15]*25" office:value-type="float" office:value="6" calcext:value-type="float">
            <text:p>6</text:p>
          </table:table-cell>
          <table:table-cell table:formula="of:=[.H15]/[.C15]" office:value-type="float" office:value="0.24" calcext:value-type="float">
            <text:p>0,24</text:p>
          </table:table-cell>
          <table:table-cell table:formula="of:=[.C15]/[.I15]" office:value-type="float" office:value="0.142857142857143" calcext:value-type="float">
            <text:p>0,142857142857143</text:p>
          </table:table-cell>
          <table:table-cell/>
        </table:table-row>
        <table:table-row table:style-name="ro1">
          <table:table-cell table:number-columns-repeated="10"/>
          <table:table-cell table:formula="of:=[.L16]*2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z</text:p>
          </table:table-cell>
          <table:table-cell/>
          <table:table-cell office:value-type="float" office:value="2425" calcext:value-type="float">
            <text:p>2425</text:p>
          </table:table-cell>
          <table:table-cell table:number-columns-repeated="4"/>
          <table:table-cell office:value-type="float" office:value="582" calcext:value-type="float">
            <text:p>582</text:p>
          </table:table-cell>
          <table:table-cell office:value-type="float" office:value="16975" calcext:value-type="float">
            <text:p>16975</text:p>
          </table:table-cell>
          <table:table-cell/>
          <table:table-cell table:formula="of:=[.L17]*25" office:value-type="float" office:value="6" calcext:value-type="float">
            <text:p>6</text:p>
          </table:table-cell>
          <table:table-cell table:formula="of:=[.H17]/[.C17]" office:value-type="float" office:value="0.24" calcext:value-type="float">
            <text:p>0,24</text:p>
          </table:table-cell>
          <table:table-cell table:formula="of:=[.C17]/[.I17]" office:value-type="float" office:value="0.142857142857143" calcext:value-type="float">
            <text:p>0,142857142857143</text:p>
          </table:table-cell>
          <table:table-cell/>
        </table:table-row>
        <table:table-row table:style-name="ro1">
          <table:table-cell table:number-columns-repeated="10"/>
          <table:table-cell table:formula="of:=[.L18]*25" office:value-type="float" office:value="0" calcext:value-type="float">
            <text:p>0</text:p>
          </table:table-cell>
          <table:table-cell/>
          <table:table-cell table:formula="of:=[.C18]/[.I1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Käse</text:p>
          </table:table-cell>
          <table:table-cell/>
          <table:table-cell office:value-type="float" office:value="3525" calcext:value-type="float">
            <text:p>3525</text:p>
          </table:table-cell>
          <table:table-cell table:number-columns-repeated="4"/>
          <table:table-cell office:value-type="float" office:value="282" calcext:value-type="float">
            <text:p>282</text:p>
          </table:table-cell>
          <table:table-cell table:number-columns-repeated="2"/>
          <table:table-cell table:formula="of:=[.L19]*25" office:value-type="float" office:value="2" calcext:value-type="float">
            <text:p>2</text:p>
          </table:table-cell>
          <table:table-cell table:formula="of:=[.H19]/[.C19]" office:value-type="float" office:value="0.08" calcext:value-type="float">
            <text:p>0,08</text:p>
          </table:table-cell>
          <table:table-cell table:formula="of:=[.C19]/[.I1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formula="of:=[.L20]*25" office:value-type="float" office:value="0" calcext:value-type="float">
            <text:p>0</text:p>
          </table:table-cell>
          <table:table-cell/>
          <table:table-cell table:formula="of:=[.C20]/[.I2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Wolle</text:p>
          </table:table-cell>
          <table:table-cell/>
          <table:table-cell office:value-type="float" office:value="2430" calcext:value-type="float">
            <text:p>2430</text:p>
          </table:table-cell>
          <table:table-cell table:number-columns-repeated="4"/>
          <table:table-cell office:value-type="float" office:value="388" calcext:value-type="float">
            <text:p>388</text:p>
          </table:table-cell>
          <table:table-cell table:number-columns-repeated="2"/>
          <table:table-cell table:formula="of:=[.L21]*25" office:value-type="float" office:value="3.9917695473251" calcext:value-type="float">
            <text:p>3,9917695473251</text:p>
          </table:table-cell>
          <table:table-cell table:formula="of:=[.H21]/[.C21]" office:value-type="float" office:value="0.159670781893004" calcext:value-type="float">
            <text:p>0,159670781893004</text:p>
          </table:table-cell>
          <table:table-cell table:formula="of:=[.C21]/[.I2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formula="of:=[.L22]*25" office:value-type="float" office:value="0" calcext:value-type="float">
            <text:p>0</text:p>
          </table:table-cell>
          <table:table-cell/>
          <table:table-cell table:formula="of:=[.C22]/[.I2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Fleisch</text:p>
          </table:table-cell>
          <table:table-cell/>
          <table:table-cell office:value-type="float" office:value="4900" calcext:value-type="float">
            <text:p>4900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formula="of:=[.E23]/[.H23]" office:value-type="float" office:value="1.5" calcext:value-type="float">
            <text:p>1,5</text:p>
          </table:table-cell>
          <table:table-cell office:value-type="string" calcext:value-type="string">
            <text:p>1,5Salz</text:p>
          </table:table-cell>
          <table:table-cell table:formula="of:=[.L23]*25" office:value-type="float" office:value="1" calcext:value-type="float">
            <text:p>1</text:p>
          </table:table-cell>
          <table:table-cell table:formula="of:=[.H23]/[.C23]" office:value-type="float" office:value="0.04" calcext:value-type="float">
            <text:p>0,04</text:p>
          </table:table-cell>
          <table:table-cell table:formula="of:=[.C23]/[.I23]" office:value-type="float" office:value="3266.66666666667" calcext:value-type="float">
            <text:p>3266,66666666667</text:p>
          </table:table-cell>
          <table:table-cell/>
        </table:table-row>
        <table:table-row table:style-name="ro1">
          <table:table-cell table:number-columns-repeated="10"/>
          <table:table-cell table:formula="of:=[.L24]*25" office:value-type="float" office:value="0" calcext:value-type="float">
            <text:p>0</text:p>
          </table:table-cell>
          <table:table-cell/>
          <table:table-cell table:formula="of:=[.C24]/[.I2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Eisen</text:p>
          </table:table-cell>
          <table:table-cell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227" calcext:value-type="float">
            <text:p>227</text:p>
          </table:table-cell>
          <table:table-cell table:number-columns-repeated="2"/>
          <table:table-cell table:formula="of:=[.L25]*25" office:value-type="float" office:value="3.99647887323944" calcext:value-type="float">
            <text:p>3,99647887323944</text:p>
          </table:table-cell>
          <table:table-cell table:formula="of:=[.H25]/[.C25]" office:value-type="float" office:value="0.159859154929577" calcext:value-type="float">
            <text:p>0,159859154929577</text:p>
          </table:table-cell>
          <table:table-cell table:formula="of:=[.C25]/[.I2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formula="of:=[.L26]*25" office:value-type="float" office:value="0" calcext:value-type="float">
            <text:p>0</text:p>
          </table:table-cell>
          <table:table-cell/>
          <table:table-cell table:formula="of:=[.C26]/[.I2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tockfisch</text:p>
          </table:table-cell>
          <table:table-cell/>
          <table:table-cell office:value-type="float" office:value="2940" calcext:value-type="float">
            <text:p>2940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52" calcext:value-type="float">
            <text:p>352</text:p>
          </table:table-cell>
          <table:table-cell table:formula="of:=[.F27]/[.H27]" office:value-type="float" office:value="0.5" calcext:value-type="float">
            <text:p>0,5</text:p>
          </table:table-cell>
          <table:table-cell office:value-type="string" calcext:value-type="string">
            <text:p>1Hanf+1Salz</text:p>
          </table:table-cell>
          <table:table-cell table:formula="of:=[.L27]*25" office:value-type="float" office:value="2.99319727891156" calcext:value-type="float">
            <text:p>2,99319727891156</text:p>
          </table:table-cell>
          <table:table-cell table:formula="of:=[.H27]/[.C27]" office:value-type="float" office:value="0.119727891156463" calcext:value-type="float">
            <text:p>0,119727891156463</text:p>
          </table:table-cell>
          <table:table-cell table:formula="of:=[.C27]/[.I27]" office:value-type="float" office:value="5880" calcext:value-type="float">
            <text:p>5880</text:p>
          </table:table-cell>
          <table:table-cell/>
        </table:table-row>
        <table:table-row table:style-name="ro1">
          <table:table-cell table:number-columns-repeated="10"/>
          <table:table-cell table:formula="of:=[.L28]*25" office:value-type="float" office:value="0" calcext:value-type="float">
            <text:p>0</text:p>
          </table:table-cell>
          <table:table-cell/>
          <table:table-cell table:formula="of:=[.C28]/[.I2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et</text:p>
          </table:table-cell>
          <table:table-cell/>
          <table:table-cell office:value-type="float" office:value="2500" calcext:value-type="float">
            <text:p>25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1Honig</text:p>
          </table:table-cell>
          <table:table-cell table:formula="of:=[.L29]*25" office:value-type="float" office:value="2" calcext:value-type="float">
            <text:p>2</text:p>
          </table:table-cell>
          <table:table-cell table:formula="of:=[.H29]/[.C29]" office:value-type="float" office:value="0.08" calcext:value-type="float">
            <text:p>0,08</text:p>
          </table:table-cell>
          <table:table-cell table:formula="of:=[.C29]/[.I2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formula="of:=[.L30]*25" office:value-type="float" office:value="0" calcext:value-type="float">
            <text:p>0</text:p>
          </table:table-cell>
          <table:table-cell/>
          <table:table-cell table:formula="of:=[.C30]/[.I3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Honig</text:p>
          </table:table-cell>
          <table:table-cell/>
          <table:table-cell office:value-type="float" office:value="2858" calcext:value-type="float">
            <text:p>2858</text:p>
          </table:table-cell>
          <table:table-cell table:number-columns-repeated="4"/>
          <table:table-cell office:value-type="float" office:value="457" calcext:value-type="float">
            <text:p>457</text:p>
          </table:table-cell>
          <table:table-cell table:number-columns-repeated="2"/>
          <table:table-cell table:formula="of:=[.L31]*25" office:value-type="float" office:value="3.99755073477957" calcext:value-type="float">
            <text:p>3,99755073477957</text:p>
          </table:table-cell>
          <table:table-cell table:formula="of:=[.H31]/[.C31]" office:value-type="float" office:value="0.159902029391183" calcext:value-type="float">
            <text:p>0,159902029391183</text:p>
          </table:table-cell>
          <table:table-cell table:formula="of:=[.C31]/[.I3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formula="of:=[.L32]*25" office:value-type="float" office:value="0" calcext:value-type="float">
            <text:p>0</text:p>
          </table:table-cell>
          <table:table-cell/>
          <table:table-cell table:formula="of:=[.C32]/[.I3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Pech</text:p>
          </table:table-cell>
          <table:table-cell/>
          <table:table-cell office:value-type="float" office:value="2595" calcext:value-type="float">
            <text:p>2595</text:p>
          </table:table-cell>
          <table:table-cell table:number-columns-repeated="4"/>
          <table:table-cell office:value-type="float" office:value="207" calcext:value-type="float">
            <text:p>20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,5Holz</text:p>
          </table:table-cell>
          <table:table-cell table:formula="of:=[.L33]*25" office:value-type="float" office:value="1.99421965317919" calcext:value-type="float">
            <text:p>1,99421965317919</text:p>
          </table:table-cell>
          <table:table-cell table:formula="of:=[.H33]/[.C33]" office:value-type="float" office:value="0.0797687861271676" calcext:value-type="float">
            <text:p>0,079768786127168</text:p>
          </table:table-cell>
          <table:table-cell table:formula="of:=[.C33]/[.I33]" office:value-type="float" office:value="25.1941747572816" calcext:value-type="float">
            <text:p>25,19417475728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20" calcext:value-type="float">
            <text:p>1820</text:p>
          </table:table-cell>
          <table:table-cell table:number-columns-repeated="4"/>
          <table:table-cell office:value-type="float" office:value="145" calcext:value-type="float">
            <text:p>145</text:p>
          </table:table-cell>
          <table:table-cell table:number-columns-repeated="2"/>
          <table:table-cell table:formula="of:=[.L34]*25" office:value-type="float" office:value="1.99175824175824" calcext:value-type="float">
            <text:p>1,99175824175824</text:p>
          </table:table-cell>
          <table:table-cell table:formula="of:=[.H34]/[.C34]" office:value-type="float" office:value="0.0796703296703297" calcext:value-type="float">
            <text:p>0,07967032967033</text:p>
          </table:table-cell>
          <table:table-cell table:formula="of:=[.C34]/[.I3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formula="of:=[.L35]*25" office:value-type="float" office:value="0" calcext:value-type="float">
            <text:p>0</text:p>
          </table:table-cell>
          <table:table-cell/>
          <table:table-cell table:formula="of:=[.C35]/[.I3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Fell</text:p>
          </table:table-cell>
          <table:table-cell/>
          <table:table-cell office:value-type="float" office:value="2831" calcext:value-type="float">
            <text:p>2831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0,5 Hanf u 0,5 werkz</text:p>
          </table:table-cell>
          <table:table-cell table:formula="of:=[.L36]*25" office:value-type="float" office:value="0.997880607559166" calcext:value-type="float">
            <text:p>0,997880607559166</text:p>
          </table:table-cell>
          <table:table-cell table:formula="of:=[.H36]/[.C36]" office:value-type="float" office:value="0.0399152243023667" calcext:value-type="float">
            <text:p>0,039915224302367</text:p>
          </table:table-cell>
          <table:table-cell table:formula="of:=[.C36]/[.I3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formula="of:=[.L37]*25" office:value-type="float" office:value="0" calcext:value-type="float">
            <text:p>0</text:p>
          </table:table-cell>
          <table:table-cell/>
          <table:table-cell table:formula="of:=[.C37]/[.I3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toff</text:p>
          </table:table-cell>
          <table:table-cell/>
          <table:table-cell office:value-type="float" office:value="2970" calcext:value-type="float">
            <text:p>2970</text:p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1 Hanf</text:p>
          </table:table-cell>
          <table:table-cell table:formula="of:=[.L38]*25" office:value-type="float" office:value="1.9949494949495" calcext:value-type="float">
            <text:p>1,9949494949495</text:p>
          </table:table-cell>
          <table:table-cell table:formula="of:=[.H38]/[.C38]" office:value-type="float" office:value="0.0797979797979798" calcext:value-type="float">
            <text:p>0,07979797979798</text:p>
          </table:table-cell>
          <table:table-cell table:formula="of:=[.C38]/[.I3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formula="of:=[.L39]*25" office:value-type="float" office:value="0" calcext:value-type="float">
            <text:p>0</text:p>
          </table:table-cell>
          <table:table-cell/>
          <table:table-cell table:formula="of:=[.C39]/[.I3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wein</text:p>
          </table:table-cell>
          <table:table-cell/>
          <table:table-cell office:value-type="float" office:value="1534" calcext:value-type="float">
            <text:p>1534</text:p>
          </table:table-cell>
          <table:table-cell table:number-columns-repeated="4"/>
          <table:table-cell office:value-type="float" office:value="30.6" calcext:value-type="float">
            <text:p>30,6</text:p>
          </table:table-cell>
          <table:table-cell table:number-columns-repeated="2"/>
          <table:table-cell table:formula="of:=[.L40]*25" office:value-type="float" office:value="0.498696219035202" calcext:value-type="float">
            <text:p>0,498696219035202</text:p>
          </table:table-cell>
          <table:table-cell table:formula="of:=[.H40]/[.C40]" office:value-type="float" office:value="0.0199478487614081" calcext:value-type="float">
            <text:p>0,019947848761408</text:p>
          </table:table-cell>
          <table:table-cell table:formula="of:=[.C40]/[.I4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formula="of:=[.L41]*25" office:value-type="float" office:value="0" calcext:value-type="float">
            <text:p>0</text:p>
          </table:table-cell>
          <table:table-cell/>
          <table:table-cell table:formula="of:=[.C41]/[.I4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Kleidung</text:p>
          </table:table-cell>
          <table:table-cell/>
          <table:table-cell office:value-type="float" office:value="1722" calcext:value-type="float">
            <text:p>1722</text:p>
          </table:table-cell>
          <table:table-cell/>
          <table:table-cell office:value-type="float" office:value="68.8" calcext:value-type="float">
            <text:p>68,8</text:p>
          </table:table-cell>
          <table:table-cell table:number-columns-repeated="2"/>
          <table:table-cell office:value-type="float" office:value="68.8" calcext:value-type="float">
            <text:p>68,8</text:p>
          </table:table-cell>
          <table:table-cell office:value-type="float" office:value="15355" calcext:value-type="float">
            <text:p>15355</text:p>
          </table:table-cell>
          <table:table-cell office:value-type="string" calcext:value-type="string">
            <text:p>1 Stoff</text:p>
          </table:table-cell>
          <table:table-cell table:formula="of:=[.L42]*25" office:value-type="float" office:value="0.998838559814169" calcext:value-type="float">
            <text:p>0,998838559814169</text:p>
          </table:table-cell>
          <table:table-cell table:formula="of:=[.H42]/[.C42]" office:value-type="float" office:value="0.0399535423925668" calcext:value-type="float">
            <text:p>0,039953542392567</text:p>
          </table:table-cell>
          <table:table-cell table:formula="of:=[.C42]/[.I42]" office:value-type="float" office:value="0.11214588082058" calcext:value-type="float">
            <text:p>0,11214588082058</text:p>
          </table:table-cell>
          <table:table-cell/>
        </table:table-row>
      </table:table>
      <table:table table:name="Tabelle2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om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DEGREES(180)" office:value-type="float" office:value="10313.2403123548" calcext:value-type="float">
            <text:p>10313,2403123548</text:p>
          </table:table-cell>
        </table:table-row>
        <table:table-row table:style-name="ro1">
          <table:table-cell office:value-type="string" calcext:value-type="string">
            <text:p>vector</text:p>
          </table:table-cell>
          <table:table-cell table:formula="of:=[.B3]-[.B2]" office:value-type="float" office:value="4" calcext:value-type="float">
            <text:p>4</text:p>
          </table:table-cell>
          <table:table-cell table:formula="of:=[.C3]-[.C2]" office:value-type="float" office:value="1" calcext:value-type="float">
            <text:p>1</text:p>
          </table:table-cell>
          <table:table-cell table:formula="of:=[.D3]-[.D2]"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TAN([.F4]/[.G4])" office:value-type="float" office:value="0.931596459944072" calcext:value-type="float">
            <text:p>0,931596459944072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table:formula="of:=[.D5]/[.D4]*[.B4]+[.B2]" office:value-type="float" office:value="2" calcext:value-type="float">
            <text:p>2</text:p>
          </table:table-cell>
          <table:table-cell table:formula="of:=[.D5]/[.D4]*[.C4]+[.C2]"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table:formula="of:=TAN([.G5]*([.F5]))" office:value-type="float" office:value="0.271900611997631" calcext:value-type="float">
            <text:p>0,27190061199763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formula="of:=DEGREES(1)" office:value-type="float" office:value="57.2957795130823" calcext:value-type="float">
            <text:p>57,2957795130823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float" office:value="97" calcext:value-type="float">
            <text:p>97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265" calcext:value-type="float">
            <text:p>265</text:p>
          </table:table-cell>
          <table:table-cell office:value-type="float" office:value="408" calcext:value-type="float">
            <text:p>408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ctor</text:p>
          </table:table-cell>
          <table:table-cell table:formula="of:=[.B9]-[.B8]" office:value-type="float" office:value="168" calcext:value-type="float">
            <text:p>168</text:p>
          </table:table-cell>
          <table:table-cell table:formula="of:=[.C9]-[.C8]" office:value-type="float" office:value="155" calcext:value-type="float">
            <text:p>155</text:p>
          </table:table-cell>
          <table:table-cell table:formula="of:=[.D9]-[.D8]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table:formula="of:=[.D11]/[.D10]*[.B10]+[.B8]" office:value-type="float" office:value="170.04347826087" calcext:value-type="float">
            <text:p>170,04347826087</text:p>
          </table:table-cell>
          <table:table-cell table:formula="of:=[.D11]/[.D10]*[.C10]+[.C8]" office:value-type="float" office:value="320.391304347826" calcext:value-type="float">
            <text:p>320,39130434782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formula="of:=60*2/3" office:value-type="float" office:value="40" calcext:value-type="float">
            <text:p>40</text:p>
          </table:table-cell>
          <table:table-cell table:formula="of:=60*5/3" office:value-type="float" office:value="100" calcext:value-type="float">
            <text:p>100</text:p>
          </table:table-cell>
          <table:table-cell/>
          <table:table-cell office:value-type="string" calcext:value-type="string">
            <text:p>60/100</text:p>
          </table:table-cell>
          <table:table-cell table:number-columns-repeated="3"/>
        </table:table-row>
      </table:table>
      <table:table table:name="Tabelle3" table:style-name="ta1">
        <table:table-column table:style-name="co2" table:number-columns-repeated="19" table:default-cell-style-name="Default"/>
        <table:table-column table:style-name="co3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110" calcext:value-type="float">
            <text:p>11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isen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number-columns-repeated="4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435" calcext:value-type="float">
            <text:p>435</text:p>
          </table:table-cell>
          <table:table-cell office:value-type="float" office:value="535" calcext:value-type="float">
            <text:p>535</text:p>
          </table:table-cell>
          <table:table-cell office:value-type="float" office:value="645" calcext:value-type="float">
            <text:p>645</text:p>
          </table:table-cell>
          <table:table-cell office:value-type="float" office:value="794" calcext:value-type="float">
            <text:p>794</text:p>
          </table:table-cell>
          <table:table-cell office:value-type="float" office:value="896" calcext:value-type="float">
            <text:p>896</text:p>
          </table:table-cell>
          <table:table-cell office:value-type="float" office:value="974" calcext:value-type="float">
            <text:p>974</text:p>
          </table:table-cell>
          <table:table-cell office:value-type="float" office:value="1079" calcext:value-type="float">
            <text:p>1079</text:p>
          </table:table-cell>
          <table:table-cell office:value-type="float" office:value="1091" calcext:value-type="float">
            <text:p>1091</text:p>
          </table:table-cell>
          <table:table-cell office:value-type="float" office:value="1093" calcext:value-type="float">
            <text:p>1093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1195" calcext:value-type="float">
            <text:p>1195</text:p>
          </table:table-cell>
          <table:table-cell office:value-type="float" office:value="1209" calcext:value-type="float">
            <text:p>1209</text:p>
          </table:table-cell>
          <table:table-cell office:value-type="float" office:value="1223" calcext:value-type="float">
            <text:p>1223</text:p>
          </table:table-cell>
          <table:table-cell office:value-type="float" office:value="1383" calcext:value-type="float">
            <text:p>1383</text:p>
          </table:table-cell>
          <table:table-cell office:value-type="float" office:value="1386" calcext:value-type="float">
            <text:p>1386</text:p>
          </table:table-cell>
          <table:table-cell office:value-type="float" office:value="1398" calcext:value-type="float">
            <text:p>1398</text:p>
          </table:table-cell>
          <table:table-cell office:value-type="float" office:value="1412" calcext:value-type="float">
            <text:p>1412</text:p>
          </table:table-cell>
          <table:table-cell office:value-type="float" office:value="1422" calcext:value-type="float">
            <text:p>1422</text:p>
          </table:table-cell>
          <table:table-cell office:value-type="float" office:value="1440" calcext:value-type="float">
            <text:p>144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formula="of:=[.D4]/[.D5]" office:value-type="float" office:value="1.19387755102041" calcext:value-type="float">
            <text:p>1,19387755102041</text:p>
          </table:table-cell>
          <table:table-cell table:formula="of:=[.E4]/[.E5]" office:value-type="float" office:value="2.23711340206186" calcext:value-type="float">
            <text:p>2,23711340206186</text:p>
          </table:table-cell>
          <table:table-cell table:formula="of:=[.F4]/[.F5]" office:value-type="float" office:value="3.40625" calcext:value-type="float">
            <text:p>3,40625</text:p>
          </table:table-cell>
          <table:table-cell table:formula="of:=[.G4]/[.G5]" office:value-type="float" office:value="4.57894736842105" calcext:value-type="float">
            <text:p>4,57894736842105</text:p>
          </table:table-cell>
          <table:table-cell table:formula="of:=[.H4]/[.H5]" office:value-type="float" office:value="5.69148936170213" calcext:value-type="float">
            <text:p>5,69148936170213</text:p>
          </table:table-cell>
          <table:table-cell table:formula="of:=[.I4]/[.I5]" office:value-type="float" office:value="6.93548387096774" calcext:value-type="float">
            <text:p>6,93548387096774</text:p>
          </table:table-cell>
          <table:table-cell table:formula="of:=[.J4]/[.J5]" office:value-type="float" office:value="8.6304347826087" calcext:value-type="float">
            <text:p>8,6304347826087</text:p>
          </table:table-cell>
          <table:table-cell table:formula="of:=[.K4]/[.K5]" office:value-type="float" office:value="9.84615384615385" calcext:value-type="float">
            <text:p>9,84615384615385</text:p>
          </table:table-cell>
          <table:table-cell table:formula="of:=[.L4]/[.L5]" office:value-type="float" office:value="10.8222222222222" calcext:value-type="float">
            <text:p>10,8222222222222</text:p>
          </table:table-cell>
          <table:table-cell table:formula="of:=[.M4]/[.M5]" office:value-type="float" office:value="12.2613636363636" calcext:value-type="float">
            <text:p>12,2613636363636</text:p>
          </table:table-cell>
          <table:table-cell table:formula="of:=[.N4]/[.N5]" office:value-type="float" office:value="12.5402298850575" calcext:value-type="float">
            <text:p>12,5402298850575</text:p>
          </table:table-cell>
          <table:table-cell table:formula="of:=[.O4]/[.O5]" office:value-type="float" office:value="12.7093023255814" calcext:value-type="float">
            <text:p>12,7093023255814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formula="of:=[.F6]-[.E6]" office:value-type="float" office:value="1.16913659793814" calcext:value-type="float">
            <text:p>1,16913659793814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67" calcext:value-type="float">
            <text:p>1067</text:p>
          </table:table-cell>
          <table:table-cell office:value-type="float" office:value="1094" calcext:value-type="float">
            <text:p>1094</text:p>
          </table:table-cell>
          <table:table-cell office:value-type="float" office:value="1175" calcext:value-type="float">
            <text:p>1175</text:p>
          </table:table-cell>
          <table:table-cell office:value-type="float" office:value="1305" calcext:value-type="float">
            <text:p>1305</text:p>
          </table:table-cell>
          <table:table-cell office:value-type="float" office:value="1409" calcext:value-type="float">
            <text:p>1409</text:p>
          </table:table-cell>
          <table:table-cell office:value-type="float" office:value="1423" calcext:value-type="float">
            <text:p>1423</text:p>
          </table:table-cell>
          <table:table-cell office:value-type="float" office:value="1439" calcext:value-type="float">
            <text:p>1439</text:p>
          </table:table-cell>
          <table:table-cell office:value-type="float" office:value="1457" calcext:value-type="float">
            <text:p>1457</text:p>
          </table:table-cell>
          <table:table-cell office:value-type="float" office:value="1477" calcext:value-type="float">
            <text:p>1477</text:p>
          </table:table-cell>
          <table:table-cell table:number-columns-repeated="2"/>
          <table:table-cell office:value-type="float" office:value="1410" calcext:value-type="float">
            <text:p>14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olle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1410*60/[.M11]" office:value-type="float" office:value="60" calcext:value-type="float">
            <text:p>60</text:p>
          </table:table-cell>
          <table:table-cell/>
          <table:table-cell table:formula="of:=1410*60/[.O10]" office:value-type="float" office:value="70.5" calcext:value-type="float">
            <text:p>70,5</text:p>
          </table:table-cell>
          <table:table-cell table:number-columns-repeated="5"/>
          <table:table-cell table:formula="of:=1410*60/[.U11]" office:value-type="float" office:value="60" calcext:value-type="float">
            <text:p>60</text:p>
          </table:table-cell>
          <table:table-cell table:formula="of:=1410+(60-[.V11])*13" office:value-type="float" office:value="916" calcext:value-type="float">
            <text:p>916</text:p>
          </table:table-cell>
          <table:table-cell table:number-columns-repeated="1002"/>
        </table:table-row>
        <table:table-row table:style-name="ro1">
          <table:table-cell table:formula="of:=[.A8]/[.A9]" office:value-type="string" office:string-value="" calcext:value-type="error">
            <text:p>#WERT!</text:p>
          </table:table-cell>
          <table:table-cell table:formula="of:=[.B8]/[.B9]" office:value-type="float" office:value="11.8555555555556" calcext:value-type="float">
            <text:p>11,8555555555556</text:p>
          </table:table-cell>
          <table:table-cell table:formula="of:=[.C8]/[.C9]" office:value-type="float" office:value="12.5747126436782" calcext:value-type="float">
            <text:p>12,5747126436782</text:p>
          </table:table-cell>
          <table:table-cell table:formula="of:=[.D8]/[.D9]" office:value-type="float" office:value="14.6875" calcext:value-type="float">
            <text:p>14,6875</text:p>
          </table:table-cell>
          <table:table-cell table:formula="of:=[.E8]/[.E9]" office:value-type="float" office:value="18.9130434782609" calcext:value-type="float">
            <text:p>18,9130434782609</text:p>
          </table:table-cell>
          <table:table-cell table:formula="of:=[.F8]/[.F9]" office:value-type="float" office:value="23.0983606557377" calcext:value-type="float">
            <text:p>23,0983606557377</text:p>
          </table:table-cell>
          <table:table-cell table:formula="of:=[.G8]/[.G9]" office:value-type="float" office:value="24.1186440677966" calcext:value-type="float">
            <text:p>24,1186440677966</text:p>
          </table:table-cell>
          <table:table-cell table:formula="of:=[.H8]/[.H9]" office:value-type="float" office:value="24.8103448275862" calcext:value-type="float">
            <text:p>24,8103448275862</text:p>
          </table:table-cell>
          <table:table-cell table:formula="of:=[.I8]/[.I9]" office:value-type="float" office:value="25.5614035087719" calcext:value-type="float">
            <text:p>25,5614035087719</text:p>
          </table:table-cell>
          <table:table-cell table:formula="of:=[.J8]/[.J9]" office:value-type="float" office:value="26.375" calcext:value-type="float">
            <text:p>26,375</text:p>
          </table:table-cell>
          <table:table-cell table:number-columns-repeated="2"/>
          <table:table-cell table:formula="of:=[.M8]/[.M9]" office:value-type="float" office:value="23.5" calcext:value-type="float">
            <text:p>23,5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formula="of:=[.G10]-[.F10]" office:value-type="float" office:value="1.02028341205891" calcext:value-type="float">
            <text:p>1,02028341205891</text:p>
          </table:table-cell>
          <table:table-cell table:number-columns-repeated="6"/>
          <table:table-cell office:value-type="float" office:value="1410" calcext:value-type="float">
            <text:p>14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4T Bedarf</text:p>
          </table:table-cell>
          <table:table-cell/>
          <table:table-cell table:formula="of:=1410/60" office:value-type="float" office:value="23.5" calcext:value-type="float">
            <text:p>23,5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98" calcext:value-type="float">
            <text:p>98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float" office:value="30656" calcext:value-type="float">
            <text:p>30656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/>
          <table:table-cell table:formula="of:=60+([.W14]-[.T14])/-0.4" office:value-type="float" office:value="-3406.25" calcext:value-type="float">
            <text:p>-3406,25</text:p>
          </table:table-cell>
          <table:table-cell table:number-columns-repeated="2"/>
          <table:table-cell table:formula="of:=47.5*60-0.4*60*60" office:value-type="float" office:value="1410" calcext:value-type="float">
            <text:p>1410</text:p>
          </table:table-cell>
          <table:table-cell table:number-columns-repeated="998"/>
        </table:table-row>
        <table:table-row table:style-name="ro2"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7"/>
          <table:table-cell table:style-name="ce2" office:value-type="float" office:value="0.01168" calcext:value-type="float">
            <text:p>0,01168</text:p>
          </table:table-cell>
          <table:table-cell table:number-columns-repeated="6"/>
          <table:table-cell office:value-type="float" office:value="23.5" calcext:value-type="float">
            <text:p>23,5</text:p>
          </table:table-cell>
          <table:table-cell table:formula="of:=([.T14]+([.T13]-[.U13])*0.4)" office:value-type="float" office:value="7.9" calcext:value-type="float">
            <text:p>7,9</text:p>
          </table:table-cell>
          <table:table-cell/>
          <table:table-cell office:value-type="float" office:value="1410" calcext:value-type="float">
            <text:p>14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formula="of:=-SQRT([.E14])+SQRT(1410)+60" office:value-type="float" office:value="65.9271901093534" calcext:value-type="float">
            <text:p>65,9271901093534</text:p>
          </table:table-cell>
          <table:table-cell table:number-columns-repeated="7"/>
          <table:table-cell table:formula="of:=[.M14]*[.M13]" office:value-type="float" office:value="358.06208" calcext:value-type="float">
            <text:p>358,06208</text:p>
          </table:table-cell>
          <table:table-cell table:number-columns-repeated="2"/>
          <table:table-cell office:value-type="string" calcext:value-type="string">
            <text:p>1Tag</text:p>
          </table:table-cell>
          <table:table-cell table:number-columns-repeated="4"/>
          <table:table-cell table:formula="of:=([.T14]+([.T13]-[.U13])*0.4)*[.U13]" office:value-type="float" office:value="782.1" calcext:value-type="float">
            <text:p>782,1</text:p>
          </table:table-cell>
          <table:table-cell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435" calcext:value-type="float">
            <text:p>435</text:p>
          </table:table-cell>
          <table:table-cell office:value-type="float" office:value="535" calcext:value-type="float">
            <text:p>535</text:p>
          </table:table-cell>
          <table:table-cell office:value-type="float" office:value="645" calcext:value-type="float">
            <text:p>645</text:p>
          </table:table-cell>
          <table:table-cell office:value-type="float" office:value="794" calcext:value-type="float">
            <text:p>794</text:p>
          </table:table-cell>
          <table:table-cell office:value-type="float" office:value="896" calcext:value-type="float">
            <text:p>896</text:p>
          </table:table-cell>
          <table:table-cell office:value-type="float" office:value="974" calcext:value-type="float">
            <text:p>974</text:p>
          </table:table-cell>
          <table:table-cell office:value-type="float" office:value="1079" calcext:value-type="float">
            <text:p>1079</text:p>
          </table:table-cell>
          <table:table-cell office:value-type="float" office:value="1091" calcext:value-type="float">
            <text:p>1091</text:p>
          </table:table-cell>
          <table:table-cell office:value-type="float" office:value="1093" calcext:value-type="float">
            <text:p>1093</text:p>
          </table:table-cell>
          <table:table-cell office:value-type="float" office:value="1183" calcext:value-type="float">
            <text:p>1183</text:p>
          </table:table-cell>
          <table:table-cell office:value-type="float" office:value="1195" calcext:value-type="float">
            <text:p>1195</text:p>
          </table:table-cell>
          <table:table-cell office:value-type="float" office:value="1209" calcext:value-type="float">
            <text:p>1209</text:p>
          </table:table-cell>
          <table:table-cell office:value-type="float" office:value="1223" calcext:value-type="float">
            <text:p>1223</text:p>
          </table:table-cell>
          <table:table-cell office:value-type="float" office:value="1383" calcext:value-type="float">
            <text:p>1383</text:p>
          </table:table-cell>
          <table:table-cell office:value-type="float" office:value="1386" calcext:value-type="float">
            <text:p>1386</text:p>
          </table:table-cell>
          <table:table-cell office:value-type="float" office:value="1398" calcext:value-type="float">
            <text:p>1398</text:p>
          </table:table-cell>
          <table:table-cell office:value-type="float" office:value="1412" calcext:value-type="float">
            <text:p>1412</text:p>
          </table:table-cell>
          <table:table-cell office:value-type="float" office:value="1422" calcext:value-type="float">
            <text:p>1422</text:p>
          </table:table-cell>
          <table:table-cell office:value-type="float" office:value="1440" calcext:value-type="float">
            <text:p>1440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number-columns-repeated="99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17" calcext:value-type="float">
            <text:p>21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27" calcext:value-type="float">
            <text:p>32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435" calcext:value-type="float">
            <text:p>43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535" calcext:value-type="float">
            <text:p>53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645" calcext:value-type="float">
            <text:p>64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794" calcext:value-type="float">
            <text:p>79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896" calcext:value-type="float">
            <text:p>89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974" calcext:value-type="float">
            <text:p>97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79" calcext:value-type="float">
            <text:p>107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091" calcext:value-type="float">
            <text:p>109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093" calcext:value-type="float">
            <text:p>109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183" calcext:value-type="float">
            <text:p>118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195" calcext:value-type="float">
            <text:p>119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209" calcext:value-type="float">
            <text:p>120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223" calcext:value-type="float">
            <text:p>122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1383" calcext:value-type="float">
            <text:p>138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386" calcext:value-type="float">
            <text:p>138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398" calcext:value-type="float">
            <text:p>139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412" calcext:value-type="float">
            <text:p>141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422" calcext:value-type="float">
            <text:p>142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440" calcext:value-type="float">
            <text:p>1440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28T15:32:10.858000000</meta:creation-date>
    <dc:date>2022-10-02T17:10:10.743000000</dc:date>
    <meta:editing-duration>PT46M3S</meta:editing-duration>
    <meta:editing-cycles>5</meta:editing-cycles>
    <meta:generator>LibreOffice/6.3.0.4$Windows_X86_64 LibreOffice_project/057fc023c990d676a43019934386b85b21a9ee99</meta:generator>
    <meta:document-statistic meta:table-count="3" meta:cell-count="523" meta:object-count="0"/>
  </office:meta>
</office:document-meta>
</file>